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Heading_20_2">
      <style:paragraph-properties fo:break-before="page"/>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302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27</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1 DarkWyrm</text:p>
      <text:h text:style-name="P5" text:outline-level="2">Finishing Up the Translation Kit</text:h>
      <text:p text:style-name="Text_20_body">There isn't much to the Translation Kit. In fact, unless you are developing an application which edits or converts images, it is unlikely that you will need anything beyond <text:span text:style-name="Code">BTranslationUtils::GetBitmap()</text:span>, which we've used in past lessons. This lesson will look at one Haiku feature whose roots hail from the Amiga operating system: translators.</text:p>
      <text:p text:style-name="Text_20_body">The Translation Kit was not even an original part of BeOS. It was written by Jon Watte, who is best remembered for being responsible for porting CodeWarrior to BeOS and writing the foundation for this kit. Some Amiga developers asked Be, Inc. for a version of the Amiga datatypes library, some discussion followed, and he chose to write some code first and submit it for review later. If nothing else, BeOS and Haiku have a colorful history.</text:p>
      <text:p text:style-name="Text_20_body">The concept behind the Translation Kit is to provide an API which defines a relatively generic interface for saving and loading different file formats. Add-ons, called translators, can <text:s/>read and write specific file formats. By installing more translators, all programs which leverage the kit can instantly support more kinds of files. This kind of flexibility is the kind of elegant solution for which BeOS was famous. Right now it focuses almost exclusively on image formats, but it is also responsible for the StyledEdit text format, as well.</text:p>
      <text:p text:style-name="Text_20_body">Included with this lesson is the source code for a demo application called TranslatorDemo. Although the source code is too large to list in its entirety, we will look at the important bits.</text:p>
      <text:p text:style-name="Text_20_body"><text:span text:style-name="Code"/></text:p>
      <text:p text:style-name="CodeBlock"><text:span text:style-name="keyword3_5f_cpp">void</text:span><text:span text:style-name="Code"></text:span></text:p>
      <text:p text:style-name="CodeBlock"><text:span text:style-name="Code">MainWindow</text:span><text:span text:style-name="symbol4_5f_cpp">::</text:span><text:span text:style-name="member1_5f_cpp">PopulateTextView</text:span><text:span text:style-name="symbol0_5f_cpp">(</text:span><text:span text:style-name="keyword3_5f_cpp">void</text:span><text:span text:style-name="symbol0_5f_cpp">)</text:span><text:span text:style-name="Code"></text:span></text:p>
      <text:p text:style-name="CodeBlock"><text:span text:style-name="symbol0_5f_cpp">{</text:span><text:span text:style-name="Code"></text:span></text:p>
      <text:p text:style-name="CodeBlock"><text:span text:style-name="Code"><text:tab/>BString out</text:span><text:span text:style-name="symbol4_5f_cpp">;</text:span><text:span text:style-name="Code"></text:span></text:p>
      <text:p text:style-name="CodeBlock"><text:span text:style-name="Code"><text:tab/>out </text:span><text:span text:style-name="symbol1_5f_cpp">&lt;&lt;</text:span><text:span text:style-name="Code"> </text:span><text:span text:style-name="string_5f_cpp">"This app demonstrates the use of the Translation Kit. "</text:span></text:p>
      <text:p text:style-name="CodeBlock"><text:span text:style-name="Code"><text:tab/><text:tab/></text:span><text:span text:style-name="string_5f_cpp">"Open an image file using the File menu.\n\n"</text:span><text:span text:style-name="Code"></text:span></text:p>
      <text:p text:style-name="CodeBlock"><text:span text:style-name="Code"><text:tab/><text:tab/></text:span><text:span text:style-name="string_5f_cpp">"Translator Information:\n"</text:span></text:p>
      <text:p text:style-name="CodeBlock"><text:span text:style-name="Code"><text:tab/><text:tab/></text:span><text:span text:style-name="string_5f_cpp">"-------------------------------------\n\n"</text:span><text:span text:style-name="symbol4_5f_cpp">;</text:span><text:span text:style-name="Code"></text:span></text:p>
      <text:p text:style-name="CodeBlock"><text:span text:style-name="Code"><text:tab/></text:span></text:p>
      <text:p text:style-name="CodeBlock"><text:span text:style-name="Code"><text:tab/></text:span><text:span text:style-name="comment0_5f_cpp">// This gets a pointer to the global translator roster which already</text:span></text:p>
      <text:p text:style-name="CodeBlock"><text:span text:style-name="Code"><text:tab/></text:span><text:span text:style-name="comment0_5f_cpp">// has the default translators already loaded. The pointer may not be</text:span></text:p>
      <text:p text:style-name="CodeBlock"><text:span text:style-name="Code"><text:tab/></text:span><text:span text:style-name="comment0_5f_cpp">// deleted.</text:span></text:p>
      <text:p text:style-name="CodeBlock"><text:span text:style-name="Code"><text:tab/>BTranslatorRoster </text:span><text:span text:style-name="symbol2_5f_cpp">*</text:span><text:span text:style-name="Code">roster </text:span><text:span text:style-name="symbol1_5f_cpp">=</text:span><text:span text:style-name="Code"> BTranslatorRoster</text:span><text:span text:style-name="symbol4_5f_cpp">::</text:span><text:span text:style-name="member1_5f_cpp">Default</text:span><text:span text:style-name="symbol0_5f_cpp">()</text:span><text:span text:style-name="symbol4_5f_cpp">;</text:span><text:span text:style-name="Code"></text:span></text:p>
      <text:p text:style-name="CodeBlock"><text:span text:style-name="Code"><text:tab/></text:span></text:p>
      <text:p text:style-name="CodeBlock"><text:span text:style-name="Code"><text:tab/></text:span><text:span text:style-name="comment0_5f_cpp">// This call is very important if you want to find out more about the</text:span></text:p>
      <text:p text:style-name="CodeBlock"><text:span text:style-name="Code"><text:tab/></text:span><text:span text:style-name="comment0_5f_cpp">// Kit's capabilities. A translator_id is a unique handle for each</text:span></text:p>
      <text:p text:style-name="CodeBlock"><text:span text:style-name="Code"><text:tab/></text:span><text:span text:style-name="comment0_5f_cpp">// translator. Using it, we can find out specific information about</text:span></text:p>
      <text:p text:style-name="CodeBlock"><text:span text:style-name="Code"><text:tab/></text:span><text:span text:style-name="comment0_5f_cpp">// each one.</text:span></text:p>
      <text:p text:style-name="CodeBlock"><text:span text:style-name="Code"><text:tab/>int32 translatorCount</text:span><text:span text:style-name="symbol4_5f_cpp">;</text:span><text:span text:style-name="Code"></text:span></text:p>
      <text:p text:style-name="CodeBlock"><text:span text:style-name="Code"><text:tab/>translator_id </text:span><text:span text:style-name="symbol2_5f_cpp">*</text:span><text:span text:style-name="Code">translators</text:span><text:span text:style-name="symbol4_5f_cpp">;</text:span><text:span text:style-name="Code"></text:span></text:p>
      <text:p text:style-name="CodeBlock"><text:span text:style-name="Code"><text:tab/>roster</text:span><text:span text:style-name="symbol2_5f_cpp">-</text:span><text:span text:style-name="symbol1_5f_cpp">&gt;</text:span><text:span text:style-name="Code">GetAllTranslators</text:span><text:span text:style-name="symbol0_5f_cpp">(</text:span><text:span text:style-name="symbol3_5f_cpp">&amp;</text:span><text:span text:style-name="Code">translators, </text:span><text:span text:style-name="symbol3_5f_cpp">&amp;</text:span><text:span text:style-name="Code">translatorCount</text:span><text:span text:style-name="symbol0_5f_cpp">)</text:span><text:span text:style-name="symbol4_5f_cpp">;</text:span><text:span text:style-name="Code"></text:span></text:p>
      <text:p text:style-name="CodeBlock"><text:span text:style-name="Code"><text:tab/></text:span></text:p>
      <text:p text:style-name="CodeBlock"><text:span text:style-name="Code"><text:tab/></text:span><text:span text:style-name="keyword0_5f_cpp">for</text:span><text:span text:style-name="Code"> </text:span><text:span text:style-name="symbol0_5f_cpp">(</text:span><text:span text:style-name="Code">int32 i </text:span><text:span text:style-name="symbol1_5f_cpp">=</text:span><text:span text:style-name="Code"> </text:span><text:span text:style-name="number_5f_cpp">0</text:span><text:span text:style-name="symbol4_5f_cpp">;</text:span><text:span text:style-name="Code"> i </text:span><text:span text:style-name="symbol1_5f_cpp">&lt;</text:span><text:span text:style-name="Code"> translatorCount</text:span><text:span text:style-name="symbol4_5f_cpp">;</text:span><text:span text:style-name="Code"> i</text:span><text:span text:style-name="symbol2_5f_cpp">++</text:span><text:span text:style-name="symbol0_5f_cpp">)</text:span><text:span text:style-name="Code"></text:span></text:p>
      <text:p text:style-name="CodeBlock"><text:span text:style-name="Code"><text:tab/></text:span><text:span text:style-name="symbol0_5f_cpp">{</text:span><text:span text:style-name="Code"></text:span></text:p>
      <text:p text:style-name="CodeBlock"><text:span text:style-name="Code"><text:tab/><text:tab/></text:span><text:span text:style-name="keyword3_5f_cpp">const</text:span><text:span text:style-name="Code"> </text:span><text:span text:style-name="keyword3_5f_cpp">char</text:span><text:span text:style-name="Code"> </text:span><text:span text:style-name="symbol2_5f_cpp">*</text:span><text:span text:style-name="Code">name, </text:span><text:span text:style-name="symbol2_5f_cpp">*</text:span><text:span text:style-name="Code">info</text:span><text:span text:style-name="symbol4_5f_cpp">;</text:span><text:span text:style-name="Code"></text:span></text:p>
      <text:p text:style-name="CodeBlock"><text:span text:style-name="Code"><text:tab/><text:tab/>int32 version</text:span><text:span text:style-name="symbol4_5f_cpp">;</text:span><text:span text:style-name="Code"></text:span></text:p>
      <text:p text:style-name="CodeBlock"><text:span text:style-name="Code"><text:tab/><text:tab/>roster</text:span><text:span text:style-name="symbol2_5f_cpp">-</text:span><text:span text:style-name="symbol1_5f_cpp">&gt;</text:span><text:span text:style-name="Code">GetTranslatorInfo</text:span><text:span text:style-name="symbol0_5f_cpp">(</text:span><text:span text:style-name="Code">translators</text:span><text:span text:style-name="symbol0_5f_cpp">[</text:span><text:span text:style-name="Code">i</text:span><text:span text:style-name="symbol0_5f_cpp">]</text:span><text:span text:style-name="Code">, </text:span><text:span text:style-name="symbol3_5f_cpp">&amp;</text:span><text:span text:style-name="Code">name, </text:span><text:span text:style-name="symbol3_5f_cpp">&amp;</text:span><text:span text:style-name="Code">info,</text:span></text:p>
      <text:p text:style-name="CodeBlock"><text:span text:style-name="Code"><text:tab/><text:tab/><text:tab/><text:tab/><text:tab/><text:tab/></text:span><text:span text:style-name="symbol3_5f_cpp">&amp;</text:span><text:span text:style-name="Code">version</text:span><text:span text:style-name="symbol0_5f_cpp">)</text:span><text:span text:style-name="symbol4_5f_cpp">;</text:span><text:span text:style-name="Code"></text:span></text:p>
      <text:p text:style-name="CodeBlock"><text:span text:style-name="Code"><text:tab/><text:tab/></text:span></text:p>
      <text:p text:style-name="CodeBlock"><text:span text:style-name="Code"><text:tab/><text:tab/>out </text:span><text:span text:style-name="symbol1_5f_cpp">&lt;&lt;</text:span><text:span text:style-name="Code"> name </text:span><text:span text:style-name="symbol1_5f_cpp">&lt;&lt;</text:span><text:span text:style-name="Code"> </text:span><text:span text:style-name="string_5f_cpp">" version "</text:span><text:span text:style-name="Code"> </text:span><text:span text:style-name="symbol1_5f_cpp">&lt;&lt;</text:span><text:span text:style-name="Code"> </text:span><text:span text:style-name="keyword3_5f_cpp">float</text:span><text:span text:style-name="symbol0_5f_cpp">(</text:span><text:span text:style-name="Code">version </text:span><text:span text:style-name="symbol2_5f_cpp">/</text:span><text:span text:style-name="Code"> </text:span><text:span text:style-name="number_5f_cpp">100.0</text:span><text:span text:style-name="symbol0_5f_cpp">)</text:span><text:span text:style-name="Code"> </text:span><text:span text:style-name="symbol1_5f_cpp">&lt;&lt;</text:span><text:span text:style-name="Code"> </text:span><text:span text:style-name="string_5f_cpp">"\n\n"</text:span><text:span text:style-name="symbol4_5f_cpp">;</text:span><text:span text:style-name="Code"></text:span></text:p>
      <text:p text:style-name="CodeBlock"><text:span text:style-name="Code"><text:tab/><text:tab/></text:span></text:p>
      <text:p text:style-name="CodeBlock"><text:span text:style-name="Code"><text:tab/><text:tab/>out </text:span><text:span text:style-name="symbol1_5f_cpp">&lt;&lt;</text:span><text:span text:style-name="Code"> </text:span><text:span text:style-name="string_5f_cpp">"Supported Input Formats:\n"</text:span><text:span text:style-name="symbol4_5f_cpp">;</text:span><text:span text:style-name="Code"></text:span></text:p>
      <text:p text:style-name="CodeBlock"><text:span text:style-name="Code"><text:tab/><text:tab/></text:span></text:p>
      <text:p text:style-name="CodeBlock"><text:soft-page-break/><text:span text:style-name="Code"><text:tab/><text:tab/></text:span><text:span text:style-name="keyword3_5f_cpp">const</text:span><text:span text:style-name="Code"> translation_format </text:span><text:span text:style-name="symbol2_5f_cpp">*</text:span><text:span text:style-name="Code">inFormats</text:span><text:span text:style-name="symbol4_5f_cpp">;</text:span><text:span text:style-name="Code"></text:span></text:p>
      <text:p text:style-name="CodeBlock"><text:span text:style-name="Code"><text:tab/><text:tab/>int32 inCount</text:span><text:span text:style-name="symbol4_5f_cpp">;</text:span><text:span text:style-name="Code"></text:span></text:p>
      <text:p text:style-name="CodeBlock"><text:span text:style-name="Code"><text:tab/><text:tab/>roster</text:span><text:span text:style-name="symbol2_5f_cpp">-</text:span><text:span text:style-name="symbol1_5f_cpp">&gt;</text:span><text:span text:style-name="Code">GetInputFormats</text:span><text:span text:style-name="symbol0_5f_cpp">(</text:span><text:span text:style-name="Code">translators</text:span><text:span text:style-name="symbol0_5f_cpp">[</text:span><text:span text:style-name="Code">i</text:span><text:span text:style-name="symbol0_5f_cpp">]</text:span><text:span text:style-name="Code">, </text:span><text:span text:style-name="symbol3_5f_cpp">&amp;</text:span><text:span text:style-name="Code">inFormats, </text:span><text:span text:style-name="symbol3_5f_cpp">&amp;</text:span><text:span text:style-name="Code">inCount</text:span><text:span text:style-name="symbol0_5f_cpp">)</text:span><text:span text:style-name="symbol4_5f_cpp">;</text:span><text:span text:style-name="Code"></text:span></text:p>
      <text:p text:style-name="CodeBlock"><text:span text:style-name="Code"><text:tab/><text:tab/></text:span><text:span text:style-name="keyword0_5f_cpp">for</text:span><text:span text:style-name="Code"> </text:span><text:span text:style-name="symbol0_5f_cpp">(</text:span><text:span text:style-name="Code">int32 j </text:span><text:span text:style-name="symbol1_5f_cpp">=</text:span><text:span text:style-name="Code"> </text:span><text:span text:style-name="number_5f_cpp">0</text:span><text:span text:style-name="symbol4_5f_cpp">;</text:span><text:span text:style-name="Code"> j </text:span><text:span text:style-name="symbol1_5f_cpp">&lt;</text:span><text:span text:style-name="Code"> inCount</text:span><text:span text:style-name="symbol4_5f_cpp">;</text:span><text:span text:style-name="Code"> j</text:span><text:span text:style-name="symbol2_5f_cpp">++</text:span><text:span text:style-name="symbol0_5f_cpp">)</text:span><text:span text:style-name="Code"></text:span></text:p>
      <text:p text:style-name="CodeBlock"><text:span text:style-name="Code"><text:tab/><text:tab/></text:span><text:span text:style-name="symbol0_5f_cpp">{</text:span><text:span text:style-name="Code"></text:span></text:p>
      <text:p text:style-name="CodeBlock"><text:span text:style-name="Code"><text:tab/><text:tab/><text:tab/>translation_format format </text:span><text:span text:style-name="symbol1_5f_cpp">=</text:span><text:span text:style-name="Code"> inFormats</text:span><text:span text:style-name="symbol0_5f_cpp">[</text:span><text:span text:style-name="Code">j</text:span><text:span text:style-name="symbol0_5f_cpp">]</text:span><text:span text:style-name="symbol4_5f_cpp">;</text:span><text:span text:style-name="Code"></text:span></text:p>
      <text:p text:style-name="CodeBlock"><text:span text:style-name="Code"><text:tab/><text:tab/><text:tab/>out </text:span><text:span text:style-name="symbol1_5f_cpp">&lt;&lt;</text:span><text:span text:style-name="Code"> </text:span><text:span text:style-name="string_5f_cpp">"\tMIME type: "</text:span><text:span text:style-name="Code"> </text:span><text:span text:style-name="symbol1_5f_cpp">&lt;&lt;</text:span><text:span text:style-name="Code"> format.</text:span><text:span text:style-name="member0_5f_cpp">MIME</text:span><text:span text:style-name="Code"> </text:span><text:span text:style-name="symbol1_5f_cpp">&lt;&lt;</text:span><text:span text:style-name="Code"> </text:span><text:span text:style-name="string_5f_cpp">"\n"</text:span><text:span text:style-name="symbol4_5f_cpp">;</text:span><text:span text:style-name="Code"></text:span></text:p>
      <text:p text:style-name="CodeBlock"><text:span text:style-name="Code"><text:tab/><text:tab/></text:span><text:span text:style-name="symbol0_5f_cpp">}</text:span><text:span text:style-name="Code"></text:span></text:p>
      <text:p text:style-name="CodeBlock"><text:span text:style-name="Code"><text:tab/><text:tab/></text:span></text:p>
      <text:p text:style-name="CodeBlock"><text:span text:style-name="Code"><text:tab/><text:tab/></text:span><text:span text:style-name="keyword3_5f_cpp">const</text:span><text:span text:style-name="Code"> translation_format </text:span><text:span text:style-name="symbol2_5f_cpp">*</text:span><text:span text:style-name="Code">outFormats</text:span><text:span text:style-name="symbol4_5f_cpp">;</text:span><text:span text:style-name="Code"></text:span></text:p>
      <text:p text:style-name="CodeBlock"><text:span text:style-name="Code"><text:tab/><text:tab/>int32 outCount</text:span><text:span text:style-name="symbol4_5f_cpp">;</text:span><text:span text:style-name="Code"></text:span></text:p>
      <text:p text:style-name="CodeBlock"><text:span text:style-name="Code"><text:tab/><text:tab/>roster</text:span><text:span text:style-name="symbol2_5f_cpp">-</text:span><text:span text:style-name="symbol1_5f_cpp">&gt;</text:span><text:span text:style-name="Code">GetOutputFormats</text:span><text:span text:style-name="symbol0_5f_cpp">(</text:span><text:span text:style-name="Code">translators</text:span><text:span text:style-name="symbol0_5f_cpp">[</text:span><text:span text:style-name="Code">i</text:span><text:span text:style-name="symbol0_5f_cpp">]</text:span><text:span text:style-name="Code">, </text:span><text:span text:style-name="symbol3_5f_cpp">&amp;</text:span><text:span text:style-name="Code">outFormats,</text:span></text:p>
      <text:p text:style-name="CodeBlock"><text:span text:style-name="Code"><text:tab/><text:tab/><text:tab/><text:tab/><text:tab/><text:tab/></text:span><text:span text:style-name="symbol3_5f_cpp">&amp;</text:span><text:span text:style-name="Code">outCount</text:span><text:span text:style-name="symbol0_5f_cpp">)</text:span><text:span text:style-name="symbol4_5f_cpp">;</text:span><text:span text:style-name="Code"></text:span></text:p>
      <text:p text:style-name="CodeBlock"><text:span text:style-name="Code"><text:tab/><text:tab/></text:span></text:p>
      <text:p text:style-name="CodeBlock"><text:span text:style-name="Code"><text:tab/><text:tab/>out </text:span><text:span text:style-name="symbol1_5f_cpp">&lt;&lt;</text:span><text:span text:style-name="Code"> </text:span><text:span text:style-name="string_5f_cpp">"\n"</text:span><text:span text:style-name="symbol4_5f_cpp">;</text:span><text:span text:style-name="Code"></text:span></text:p>
      <text:p text:style-name="CodeBlock"><text:span text:style-name="Code"><text:tab/></text:span><text:span text:style-name="symbol0_5f_cpp">}</text:span><text:span text:style-name="Code"></text:span></text:p>
      <text:p text:style-name="CodeBlock"><text:span text:style-name="Code"><text:tab/></text:span></text:p>
      <text:p text:style-name="CodeBlock"><text:span text:style-name="Code"><text:tab/></text:span><text:span text:style-name="keyword2_5f_cpp">delete</text:span><text:span text:style-name="Code"> </text:span><text:span text:style-name="symbol0_5f_cpp">[]</text:span><text:span text:style-name="Code"> translators</text:span><text:span text:style-name="symbol4_5f_cpp">;</text:span><text:span text:style-name="Code"></text:span></text:p>
      <text:p text:style-name="CodeBlock"><text:span text:style-name="Code"><text:tab/></text:span></text:p>
      <text:p text:style-name="CodeBlock"><text:span text:style-name="Code"><text:tab/>fTextView</text:span><text:span text:style-name="symbol2_5f_cpp">-</text:span><text:span text:style-name="symbol1_5f_cpp">&gt;</text:span><text:span text:style-name="Code">SetText</text:span><text:span text:style-name="symbol0_5f_cpp">(</text:span><text:span text:style-name="Code">out.</text:span><text:span text:style-name="member0_5f_cpp">String</text:span><text:span text:style-name="symbol0_5f_cpp">())</text:span><text:span text:style-name="symbol4_5f_cpp">;</text:span><text:span text:style-name="Code"></text:span></text:p>
      <text:p text:style-name="CodeBlock"><text:span text:style-name="symbol0_5f_cpp">}</text:span><text:span text:style-name="Code"></text:span></text:p>
      <text:p text:style-name="Text_20_body"><text:span text:style-name="Code"/></text:p>
      <text:p text:style-name="Text_20_body">This code displays all of the translators on the system and information about each one, including the input and output formats each one supports. Translators are not necessarily limited to taking one particular format and turning it into another. Usually they will work with a couple different types going in and coming out.</text:p>
      <text:p text:style-name="Text_20_body"><office:annotation><dc:creator>DarkWyrm </dc:creator><dc:date>2011-07-22T15:26:50</dc:date><text:p text:style-name="P6"><text:span text:style-name="T1">This needs to be finished. Some work might need to be done on implementing a Translator.</text:span></text:p></office:annotation></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ight_20_CodeBlock" style:display-name="Tight CodeBlock" style:family="paragraph" style:parent-style-name="CodeBlock">
      <style:paragraph-properties>
        <style:tab-stops>
          <style:tab-stop style:position="0.3299in"/>
          <style:tab-stop style:position="0.6598in"/>
          <style:tab-stop style:position="1in"/>
          <style:tab-stop style:position="1.3299in"/>
          <style:tab-stop style:position="1.6598in"/>
          <style:tab-stop style:position="2in"/>
          <style:tab-stop style:position="2.3299in"/>
          <style:tab-stop style:position="2.6598in"/>
          <style:tab-stop style:position="3in"/>
          <style:tab-stop style:position="3.3299in"/>
          <style:tab-stop style:position="3.6598in"/>
          <style:tab-stop style:position="4in"/>
          <style:tab-stop style:position="4.3299in"/>
          <style:tab-stop style:position="4.6598in"/>
          <style:tab-stop style:position="5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comment_5f_multi_5f_cpp" style:display-name="comment_multi_cpp" style:family="text">
      <style:text-properties fo:color="#008000" fo:font-style="italic"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7-22T15:28:20</dc:date>
    <meta:editing-duration>PT148H14M06S</meta:editing-duration>
    <meta:editing-cycles>2265</meta:editing-cycles>
    <meta:generator>OpenOffice.org/3.2$Linux OpenOffice.org_project/320m12$Build-9483</meta:generator>
    <dc:creator>DarkWyrm </dc:creator>
    <meta:document-statistic meta:table-count="0" meta:image-count="1" meta:object-count="0" meta:page-count="3" meta:paragraph-count="65" meta:word-count="513" meta:character-count="3512"/>
    <meta:user-defined meta:name="Info 1"/>
    <meta:user-defined meta:name="Info 2"/>
    <meta:user-defined meta:name="Info 3"/>
    <meta:user-defined meta:name="Info 4"/>
  </office:meta>
</office:document-meta>
</file>